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.000124732pt" fo:margin-left="90.000155915pt" fo:margin-right="90.000155915pt" fo:margin-top="72.000124732pt" fo:page-height="792.001372052pt" fo:page-width="612.00106022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 post</meta:generator>
    <meta:initial-creator>Thomas Zander</meta:initial-creator>
    <meta:editing-cycles>3</meta:editing-cycles>
    <meta:creation-date>2005-12-13T15:22:45</meta:creation-date>
    <dc:date>2005-12-31T10:52:15</dc:date>
    <dc:creator>Thomas Zander</dc:creator>
    <meta:user-defined meta:name="email">zander@kde.org</meta:user-defined>
  </office:meta>
</office:document-meta>
</file>